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27708034299788538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70074968692248541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231056047278775039"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36750852686626361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858980900433949567"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972876110394288802"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18359075195745862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898367804838697098"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2433656" text:continue-list="list18359075195745862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43921535429831398"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45447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45431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2429727"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2437664"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428299"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78565608660506667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444186792336803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17556255545110815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454216"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421228728717227509"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03498720874690473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136905442873235191" text:style-name="L15">
        <text:list-item>
          <text:list>
            <text:list-header>
              <text:p text:style-name="P172">1.5 miles averaging about 9:40/mile and rest 1 min</text:p>
            </text:list-header>
          </text:list>
        </text:list-item>
      </text:list>
      <text:p text:style-name="P23">1 mile in 8:26 and rest 2 min</text:p>
      <text:list xml:id="list415396080985813118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686149342852927954"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440527"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82876494836272129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04069089453896116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82946909927770779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2430506" text:continue-list="list2040690894538961166" text:style-name="L19">
        <text:list-item>
          <text:list>
            <text:list-header>
              <text:p text:style-name="P176">(Pace*HR)=1240</text:p>
            </text:list-header>
          </text:list>
        </text:list-item>
      </text:list>
      <text:list xml:id="list42438904" text:continue-list="list6828764948362721293" text:style-name="L18">
        <text:list-item>
          <text:list>
            <text:list-header>
              <text:p text:style-name="P175">2 miles at 10:46/mile Ave HR= 121 bpm and rest a few minutes</text:p>
            </text:list-header>
          </text:list>
        </text:list-item>
      </text:list>
      <text:list xml:id="list42430448" text:continue-list="list4243050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243572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59529123392150508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46198215784871346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342030638186101994"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783315547570753893"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11811805557645369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56420257514671363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2438932"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44687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59774473419536812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933477603339694016"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69257257011039379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5460028766568527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95047904613751267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7264304869019552056" text:style-name="L32">
        <text:list-item>
          <text:list>
            <text:list-header>
              <text:p text:style-name="P186">0.25 miles in 2:54</text:p>
              <text:p text:style-name="P186">1 mile in 9:21 going faster as I ran and ending at around 8:30 pace</text:p>
            </text:list-header>
          </text:list>
        </text:list-item>
      </text:list>
      <text:list xml:id="list6861657479422510085"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548906332736986486"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768436541819571829"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10"><text:soft-page-break/><text:span text:style-name="T2"><text:s/></text:span></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10"><text:span text:style-name="T2"/></text:p>
      <text:p text:style-name="P10"><text:span text:style-name="T2">Thur Aug 10 2023 </text:span>2 miles<text:span text:style-name="T2"> on the Ernst trail at 11:00/mile</text:span> </text:p>
      <text:p text:style-name="P10"/>
      <text:p text:style-name="P10"/>
      <text:p text:style-name="P10">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027240108888954944"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10T22:18:53.51</dc:date>
    <dc:creator>James Lombardi</dc:creator>
    <meta:editing-duration>P21DT18H38M23S</meta:editing-duration>
    <meta:editing-cycles>1772</meta:editing-cycles>
    <meta:generator>OpenOffice/4.1.2$Win32 OpenOffice.org_project/412m3$Build-9782</meta:generator>
    <meta:document-statistic meta:table-count="0" meta:image-count="9" meta:object-count="0" meta:page-count="179" meta:paragraph-count="5174" meta:word-count="56010" meta:character-count="287120"/>
  </office:meta>
</office:document-meta>
</file>